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color="#ce181e" fo:font-weight="normal" style:font-weight-asian="normal" style:font-weight-complex="normal"/>
    </style:style>
    <style:style style:name="ce3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ext-properties fo:color="#ed1c24" fo:font-weight="bold" style:font-weight-asian="bold" style:font-weight-complex="bold"/>
    </style:style>
    <style:style style:name="ce5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alcolo del Branching rat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error</text:p>
          </table:table-cell>
          <table:table-cell office:value-type="string" calcext:value-type="string">
            <text:p>BRANCHING RATIO</text:p>
          </table:table-cell>
          <table:table-cell table:number-columns-repeated="2"/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string" calcext:value-type="string">
            <text:p>N3g</text:p>
          </table:table-cell>
          <table:table-cell office:value-type="float" office:value="260" calcext:value-type="float">
            <text:p>260</text:p>
          </table:table-cell>
          <table:table-cell office:value-type="float" office:value="190" calcext:value-type="float">
            <text:p>190</text:p>
          </table:table-cell>
          <table:table-cell office:value-type="float" office:value="216" calcext:value-type="float">
            <text:p>216</text:p>
          </table:table-cell>
          <table:table-cell table:formula="of:=AVERAGE([.C7:.E7])" office:value-type="float" office:value="222" calcext:value-type="float">
            <text:p>222</text:p>
          </table:table-cell>
          <table:table-cell/>
          <table:table-cell table:formula="of:=[.F7]*[.E26]" office:value-type="float" office:value="81339.5376103764" calcext:value-type="float">
            <text:p>81339.5376103764</text:p>
          </table:table-cell>
          <table:table-cell table:formula="of:=SQRT([.F7])" office:value-type="float" office:value="14.8996644257513" calcext:value-type="float">
            <text:p>14.8996644257513</text:p>
          </table:table-cell>
          <table:table-cell office:value-type="string" calcext:value-type="string">
            <text:p>EXP</text:p>
          </table:table-cell>
          <table:table-cell table:formula="of:=([.H7]/[.H8])*([.H11])*[.H16]" office:value-type="float" office:value="0.00246257613195939" calcext:value-type="float">
            <text:p>0.002462576131959</text:p>
          </table:table-cell>
          <table:table-cell/>
          <table:table-cell table:formula="of:=SQRT((([.K7]/[.F7])*([.K7]/[.F7])*[.I7]*[.I7])+(([.K7]/[.F8])*([.K7]/[.F8])*[.I8]*[.I8]))" office:value-type="float" office:value="0.000165362350985284" calcext:value-type="float">
            <text:p>0.000165362350985</text:p>
          </table:table-cell>
        </table:table-row>
        <table:table-row table:style-name="ro1">
          <table:table-cell/>
          <table:table-cell office:value-type="string" calcext:value-type="string">
            <text:p>N2g</text:p>
          </table:table-cell>
          <table:table-cell office:value-type="float" office:value="213633" calcext:value-type="float">
            <text:p>213633</text:p>
          </table:table-cell>
          <table:table-cell office:value-type="float" office:value="217603" calcext:value-type="float">
            <text:p>217603</text:p>
          </table:table-cell>
          <table:table-cell/>
          <table:table-cell table:style-name="ce3" table:formula="of:=([.C8]+[.D8])/2" office:value-type="float" office:value="215618" calcext:value-type="float">
            <text:p>215618</text:p>
          </table:table-cell>
          <table:table-cell table:formula="of:=1/0.08" office:value-type="float" office:value="12.5" calcext:value-type="float">
            <text:p>12.5</text:p>
          </table:table-cell>
          <table:table-cell table:style-name="ce4" table:formula="of:=[.G8]*[.F8]" office:value-type="float" office:value="2695225" calcext:value-type="float">
            <text:p>2695225</text:p>
          </table:table-cell>
          <table:table-cell table:formula="of:=SQRT([.F8])" office:value-type="float" office:value="464.346853117365" calcext:value-type="float">
            <text:p>464.346853117365</text:p>
          </table:table-cell>
          <table:table-cell office:value-type="string" calcext:value-type="string">
            <text:p>THEO</text:p>
          </table:table-cell>
          <table:table-cell table:formula="of:=1/372" office:value-type="float" office:value="0.00268817204301075" calcext:value-type="float">
            <text:p>0.002688172043011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K7]/[.K8]" office:value-type="float" office:value="0.916078321088893" calcext:value-type="float">
            <text:p>0.9160783210888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2g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3g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5" table:formula="of:=[.C11]/[.C10]" office:value-type="float" office:value="0.0833333333333333" calcext:value-type="float">
            <text:p>0.083333333333333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T2d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3d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e2g</text:p>
          </table:table-cell>
          <table:table-cell office:value-type="float" office:value="0.96" calcext:value-type="float">
            <text:p>0.96</text:p>
          </table:table-cell>
          <table:table-cell table:number-columns-repeated="3"/>
          <table:table-cell office:value-type="string" calcext:value-type="string">
            <text:p>ra</text:p>
          </table:table-cell>
          <table:table-cell table:style-name="ce5" table:formula="of:=[.C16]*[.C16]/([.C17]*[.C17]*[.C17])" office:value-type="float" office:value="0.979183843466583" calcext:value-type="float">
            <text:p>0.9791838434665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3g</text:p>
          </table:table-cell>
          <table:table-cell office:value-type="float" office:value="0.98" calcext:value-type="float">
            <text:p>0.98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Simulation Result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imulated Events</text:p>
          </table:table-cell>
          <table:table-cell/>
          <table:table-cell table:style-name="ce1" office:value-type="float" office:value="10000000" calcext:value-type="float">
            <text:p>1.00E+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incidences</text:p>
          </table:table-cell>
          <table:table-cell/>
          <table:table-cell office:value-type="float" office:value="27293" calcext:value-type="float">
            <text:p>2729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acto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/>
          <table:table-cell table:formula="of:=[.D24]/[.D23]" office:value-type="float" office:value="0.0027293" calcext:value-type="float">
            <text:p>0.0027293</text:p>
          </table:table-cell>
          <table:table-cell table:style-name="ce2" table:formula="of:=1/[.D26]" office:value-type="float" office:value="366.394313560254" calcext:value-type="float">
            <text:p>366.39431356025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8:17:37.851328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34:09.937041252</meta:creation-date>
    <dc:date>2018-04-11T18:25:26.314894227</dc:date>
    <meta:editing-duration>PT4H45M47S</meta:editing-duration>
    <meta:editing-cycles>7</meta:editing-cycles>
    <meta:generator>LibreOffice/5.4.5.1$Linux_X86_64 LibreOffice_project/40m0$Build-1</meta:generator>
    <meta:document-statistic meta:table-count="1" meta:cell-count="48" meta:object-count="0"/>
  </office:meta>
</office:document-meta>
</file>